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CUnCheckout.getKeepCop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UnCheckout.checkOptions( Commandline cm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CUnCheckout.setKeepCopy( boolean ke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UnCheckout.execu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